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7.216cm" fo:min-width="23.466cm" fo:padding-top="0.151cm" fo:padding-bottom="0.151cm" fo:padding-left="0.276cm" fo:padding-right="0.276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8e86ae" draw:textarea-horizontal-align="justify" draw:textarea-vertical-align="middle" draw:auto-grow-height="false" fo:min-height="11.216cm" fo:min-width="3.4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81cm"/>
      <style:paragraph-properties style:writing-mode="lr-tb"/>
    </style:style>
    <style:style style:name="gr4" style:family="graphic" style:parent-style-name="standard" style:list-style-name="L1">
      <style:graphic-properties draw:stroke="dash" draw:stroke-dash="Long_20_Dash_20_Dot" svg:stroke-width="0.053cm" svg:stroke-color="#000000" draw:marker-start-width="0.279cm" draw:marker-end-width="0.279cm" draw:fill="none" draw:textarea-horizontal-align="justify" draw:textarea-vertical-align="middle" draw:auto-grow-height="false" fo:min-height="12.448cm" fo:min-width="4.9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972f" draw:textarea-horizontal-align="justify" draw:textarea-vertical-align="middle" draw:auto-grow-height="false" fo:min-height="2.216cm" fo:min-width="2.96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168253" draw:textarea-horizontal-align="justify" draw:textarea-vertical-align="middle" draw:auto-grow-height="false" fo:min-height="2.716cm" fo:min-width="2.96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7b59" draw:textarea-horizontal-align="justify" draw:textarea-vertical-align="middle" draw:auto-grow-height="false" fo:min-height="14.466cm" fo:min-width="2.96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9" style:family="graphic" style:parent-style-name="objectwithoutfill">
      <style:graphic-properties svg:stroke-width="0.081cm" svg:stroke-color="#ff5429" draw:marker-start-width="0.321cm" draw:marker-end="Extrémités_20_de_20_flèche_20_6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ff5429" draw:marker-start-width="0.321cm" draw:marker-end="Extrémités_20_de_20_flèche_20_8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ff5429" draw:marker-start-width="0.321cm" draw:marker-end="Extrémités_20_de_20_flèche_20_12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3465a4" draw:marker-start-width="0.321cm" draw:marker-end="Extrémités_20_de_20_flèche_20_14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2cm"/>
      <style:paragraph-properties style:writing-mode="lr-tb"/>
    </style:style>
    <style:style style:name="gr14" style:family="graphic" style:parent-style-name="objectwithoutfill">
      <style:graphic-properties svg:stroke-width="0.081cm" svg:stroke-color="#ff3838" draw:marker-start-width="0.321cm" draw:marker-end="Extrémités_20_de_20_flèche_20_15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cm"/>
      <style:paragraph-properties style:writing-mode="lr-tb"/>
    </style:style>
    <style:style style:name="gr17" style:family="graphic" style:parent-style-name="standard">
      <style:graphic-properties draw:stroke="dash" draw:stroke-dash="Dash" svg:stroke-width="0.081cm" svg:stroke-color="#780373" draw:marker-start="Extrémités_20_de_20_flèche_20_16" draw:marker-start-width="0.421cm" draw:marker-end="Extrémités_20_de_20_flèche_20_17" draw:marker-end-width="0.421cm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1.716cm" fo:min-width="2.966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3.216cm" fo:min-width="2.966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28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1.466cm" fo:min-width="2.966cm" fo:padding-top="0.142cm" fo:padding-bottom="0.142cm" fo:padding-left="0.267cm" fo:padding-right="0.267cm"/>
      <style:paragraph-properties style:writing-mode="lr-tb"/>
    </style:style>
    <style:style style:name="gr22" style:family="graphic" style:parent-style-name="objectwithoutfill">
      <style:graphic-properties svg:stroke-width="0.081cm" svg:stroke-color="#ff5429" draw:marker-start-width="0.321cm" draw:marker-end="Extrémités_20_de_20_flèche_20_20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svg:stroke-color="#000000" draw:fill-color="#50938a" draw:textarea-horizontal-align="justify" draw:textarea-vertical-align="middle" draw:auto-grow-height="false" fo:min-height="0.794cm" fo:min-width="1.751cm"/>
      <style:paragraph-properties style:writing-mode="lr-tb"/>
    </style:style>
    <style:style style:name="gr24" style:family="graphic" style:parent-style-name="objectwithoutfill">
      <style:graphic-properties svg:stroke-width="0.081cm" svg:stroke-color="#50938a" draw:marker-start-width="0.321cm" draw:marker-end="Extrémités_20_de_20_flèche_20_21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DejaVu Sans" fo:font-size="12pt" style:font-size-asian="12pt" style:font-size-complex="12pt"/>
    </style:style>
    <style:style style:name="P3" style:family="paragraph">
      <loext:graphic-properties draw:fill-color="#8e86ae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style:font-name="DejaVu Sans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left="0cm" fo:margin-right="3.9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margin-left="0cm" fo:margin-right="3.9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972f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8" style:family="paragraph">
      <loext:graphic-properties draw:fill-color="#168253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9" style:family="paragraph">
      <loext:graphic-properties draw:fill-color="#ff7b59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color="#ff860d" loext:opacity="100%"/>
    </style:style>
    <style:style style:name="P11" style:family="paragraph">
      <loext:graphic-properties draw:fill="none" draw:fill-color="#ffffff"/>
      <style:paragraph-properties style:writing-mode="lr-tb"/>
      <style:text-properties fo:color="#5983b0" loext:opacity="100%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color="#d62e4e" loext:opacity="100%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-color="#5983b0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-color="#50938a"/>
      <style:paragraph-properties fo:text-align="center" style:writing-mode="lr-tb"/>
    </style:style>
    <style:style style:name="T1" style:family="text">
      <style:text-properties style:font-name="DejaVu Sans" fo:font-size="12pt" style:font-size-asian="12pt" style:font-size-complex="12pt"/>
    </style:style>
    <style:style style:name="T2" style:family="text">
      <style:text-properties style:font-name="DejaVu Sans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5983b0" loext:opacity="100%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d62e4e" loext:opacity="100%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ESTBENCH ARCHITECTURE" draw:style-name="dp1" draw:master-page-name="Standard">
        <draw:custom-shape draw:style-name="gr1" draw:text-style-name="P1" draw:layer="layout" svg:width="24cm" svg:height="17.5cm" svg:x="4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1.5cm" svg:x="10cm" svg:y="7cm">
          <draw:glue-point draw:id="4" svg:x="-5cm" svg:y="-4.565cm"/>
          <text:p text:style-name="P2"><text:span text:style-name="T1">TB_sequenc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5cm" svg:height="0.831cm" svg:x="4.25cm" svg:y="1.919cm">
          <draw:text-box>
            <text:p><text:span text:style-name="T2">tb_top.sv</text:span></text:p>
          </draw:text-box>
        </draw:frame>
        <draw:custom-shape draw:style-name="gr4" draw:text-style-name="P6" draw:layer="layout" svg:width="5.5cm" svg:height="12.75cm" svg:x="9.25cm" svg:y="6.25cm"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3.5cm" svg:height="2.5cm" svg:x="4.5cm" svg:y="3cm">
          <draw:glue-point draw:id="4" svg:x="5cm" svg:y="-1.666cm"/>
          <text:p text:style-name="P2"><text:span text:style-name="T1">Clock generato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3" draw:id="id3" draw:layer="layout" svg:width="3.5cm" svg:height="3cm" svg:x="17cm" svg:y="9cm">
          <text:p text:style-name="P2"><text:span text:style-name="T1">WAIT EVENT</text:span><text:span text:style-name="T1"><text:line-break/></text:span><text:span text:style-name="T1">WRAPPE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2" draw:id="id2" draw:layer="layout" svg:width="3.5cm" svg:height="3cm" svg:x="17cm" svg:y="5cm">
          <text:p text:style-name="P2"><text:span text:style-name="T1">SET INJECTOR</text:span><text:span text:style-name="T1"><text:line-break/></text:span><text:span text:style-name="T1">WRAPPE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14.75cm" svg:x="24cm" svg:y="3cm">
          <draw:glue-point draw:id="4" svg:x="-5cm" svg:y="-4.322cm"/>
          <text:p text:style-name="P2"><text:span text:style-name="T1">DUT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.277cm" svg:height="0.962cm" svg:x="7.973cm" svg:y="3.25cm">
          <draw:text-box>
            <text:p>clk</text:p>
          </draw:text-box>
          <draw:glue-point draw:id="4" svg:x="-0.869cm" svg:y="-2.796cm"/>
        </draw:frame>
        <draw:line draw:style-name="gr9" draw:text-style-name="P1" draw:layer="layout" svg:x1="14cm" svg:y1="4.25cm" svg:x2="24cm" svg:y2="4.25cm">
          <text:p/>
        </draw:line>
        <draw:connector draw:style-name="gr10" draw:text-style-name="P1" draw:layer="layout" draw:line-skew="3.75cm" svg:x1="8cm" svg:y1="4.25cm" svg:x2="17cm" svg:y2="6.5cm" draw:start-shape="id1" draw:start-glue-point="1" draw:end-shape="id2" draw:end-glue-point="3" svg:d="M8000 4250h8250v2250h750" svg:viewBox="0 0 9001 2251">
          <text:p/>
        </draw:connector>
        <draw:connector draw:style-name="gr11" draw:text-style-name="P1" draw:layer="layout" draw:line-skew="-0.113cm" svg:x1="16.243cm" svg:y1="6.482cm" svg:x2="17cm" svg:y2="10.5cm" draw:end-shape="id3" draw:end-glue-point="3" svg:d="M16243 6482h7v4018h750" svg:viewBox="0 0 758 4019">
          <text:p/>
        </draw:connector>
        <draw:line draw:style-name="gr12" draw:text-style-name="P1" draw:layer="layout" svg:x1="20.5cm" svg:y1="6.5cm" svg:x2="24cm" svg:y2="6.5cm">
          <text:p/>
        </draw:line>
        <draw:frame draw:style-name="gr13" draw:text-style-name="P11" draw:layer="layout" svg:width="3.042cm" svg:height="0.725cm" svg:x="20.535cm" svg:y="5.75cm">
          <draw:text-box>
            <text:p><text:span text:style-name="T4">DUT INPUTS</text:span></text:p>
          </draw:text-box>
        </draw:frame>
        <draw:line draw:style-name="gr14" draw:text-style-name="P13" draw:layer="layout" svg:x1="24cm" svg:y1="10.5cm" svg:x2="20.5cm" svg:y2="10.5cm">
          <text:p text:style-name="P12"><text:s/></text:p>
        </draw:line>
        <draw:frame draw:style-name="gr15" draw:text-style-name="P14" draw:layer="layout" svg:width="3.512cm" svg:height="0.725cm" svg:x="20.489cm" svg:y="9.694cm">
          <draw:text-box>
            <text:p><text:span text:style-name="T5">DUT OUTPUTS</text:span></text:p>
          </draw:text-box>
        </draw:frame>
        <draw:frame draw:style-name="gr16" draw:text-style-name="P15" draw:layer="layout" svg:width="2.2cm" svg:height="0.962cm" svg:x="9.25cm" svg:y="6.25cm">
          <draw:text-box>
            <text:p>SOFT</text:p>
          </draw:text-box>
        </draw:frame>
        <draw:line draw:style-name="gr17" draw:text-style-name="P12" draw:layer="layout" svg:x1="14cm" svg:y1="7.5cm" svg:x2="17cm" svg:y2="7.5cm">
          <text:p/>
        </draw:line>
        <draw:line draw:style-name="gr17" draw:text-style-name="P12" draw:layer="layout" svg:x1="14cm" svg:y1="11.5cm" svg:x2="17cm" svg:y2="11.5cm">
          <text:p/>
        </draw:line>
        <draw:line draw:style-name="gr17" draw:text-style-name="P12" draw:layer="layout" svg:x1="8cm" svg:y1="11.75cm" svg:x2="10cm" svg:y2="11.75cm">
          <text:p/>
        </draw:line>
        <draw:line draw:style-name="gr17" draw:text-style-name="P12" draw:layer="layout" svg:x1="14cm" svg:y1="15cm" svg:x2="17cm" svg:y2="15cm">
          <text:p/>
        </draw:line>
        <draw:custom-shape draw:style-name="gr18" draw:text-style-name="P16" draw:layer="layout" svg:width="3.5cm" svg:height="2cm" svg:x="17cm" svg:y="14cm">
          <text:p text:style-name="P2"><text:span text:style-name="T1">CHECK LEVEL</text:span><text:span text:style-name="T1"><text:line-break/></text:span><text:span text:style-name="T1">INTERFACE</text:span></text:p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24.011cm" svg:y1="15cm" svg:x2="20.511cm" svg:y2="15cm">
          <text:p text:style-name="P12"><text:s/></text:p>
        </draw:line>
        <draw:frame draw:style-name="gr15" draw:text-style-name="P14" draw:layer="layout" svg:width="3.512cm" svg:height="0.725cm" svg:x="20.5cm" svg:y="14.194cm">
          <draw:text-box>
            <text:p><text:span text:style-name="T5">DUT OUTPUTS</text:span></text:p>
          </draw:text-box>
        </draw:frame>
        <draw:custom-shape draw:style-name="gr19" draw:text-style-name="P16" draw:layer="layout" svg:width="3.5cm" svg:height="3.5cm" svg:x="4.5cm" svg:y="10cm">
          <text:p text:style-name="P2"><text:span text:style-name="T1">INJECTOR</text:span><text:span text:style-name="T1"><text:line-break/></text:span><text:span text:style-name="T1">WAIT_EVENT</text:span><text:span text:style-name="T1"><text:line-break/></text:span><text:span text:style-name="T1">CHECK_LEVEL</text:span><text:span text:style-name="T1"><text:line-break/></text:span><text:span text:style-name="T1">ALIAS</text:span><text:span text:style-name="T1"><text:line-break/></text:span><text:span text:style-name="T1">AFFECTATION</text:span></text:p>
          <draw:enhanced-geometry svg:viewBox="0 0 21600 21600" draw:type="rectangle" draw:enhanced-path="M 0 0 L 21600 0 21600 21600 0 21600 0 0 Z N"/>
        </draw:custom-shape>
        <draw:line draw:style-name="gr17" draw:text-style-name="P12" draw:layer="layout" svg:x1="4.75cm" svg:y1="19cm" svg:x2="7.75cm" svg:y2="19cm">
          <text:p/>
        </draw:line>
        <draw:frame draw:style-name="gr20" draw:text-style-name="P17" draw:layer="layout" svg:width="2.428cm" svg:height="0.725cm" svg:x="5cm" svg:y="18.25cm">
          <draw:text-box>
            <text:p><text:span text:style-name="T6">Virtual I/F</text:span></text:p>
          </draw:text-box>
        </draw:frame>
        <draw:custom-shape draw:style-name="gr21" draw:text-style-name="P16" xml:id="id4" draw:id="id4" draw:layer="layout" svg:width="3.5cm" svg:height="1.75cm" svg:x="4.5cm" svg:y="7.25cm">
          <text:p text:style-name="P2"><text:span text:style-name="T1">WAIT_DURATION</text:span><text:span text:style-name="T1"><text:line-break/></text:span><text:span text:style-name="T1">INTERFACE</text:span>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line" svg:x1="6.25cm" svg:y1="5.5cm" svg:x2="6.25cm" svg:y2="7.25cm" draw:start-shape="id1" draw:start-glue-point="2" draw:end-shape="id4" draw:end-glue-point="0" svg:d="M6250 5500v1750" svg:viewBox="0 0 1 1751">
          <text:p/>
        </draw:connector>
        <draw:frame draw:style-name="gr8" draw:text-style-name="P10" draw:layer="layout" svg:width="1.277cm" svg:height="0.962cm" svg:x="6.223cm" svg:y="5.75cm">
          <draw:text-box>
            <text:p>clk</text:p>
          </draw:text-box>
          <draw:glue-point draw:id="4" svg:x="-0.869cm" svg:y="-2.796cm"/>
        </draw:frame>
        <draw:line draw:style-name="gr17" draw:text-style-name="P12" draw:layer="layout" svg:x1="8cm" svg:y1="8cm" svg:x2="10cm" svg:y2="8cm">
          <text:p/>
        </draw:line>
        <draw:custom-shape draw:style-name="gr23" draw:text-style-name="P19" draw:layer="layout" svg:width="2.25cm" svg:height="1.75cm" svg:x="1.25cm" svg:y="15.5cm">
          <text:p text:style-name="P18">scn.txt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line draw:style-name="gr24" draw:text-style-name="P1" draw:layer="layout" svg:x1="3.5cm" svg:y1="16.25cm" svg:x2="10cm" svg:y2="16.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2" draw:display-name="Extrémités de flèche 12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6" draw:display-name="Extrémités de flèche 6" svg:viewBox="0 0 20 20" svg:d="M0 20l10-20 10 20z"/>
    <draw:marker draw:name="Extrémités_20_de_20_flèche_20_8" draw:display-name="Extrémités de flèche 8" svg:viewBox="0 0 20 20" svg:d="M0 20l10-20 10 20z"/>
    <draw:stroke-dash draw:name="Dash" draw:style="rect" draw:dots1="1" draw:dots1-length="300%" draw:distance="3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21T19:37:35.731904995</meta:creation-date>
    <dc:date>2020-11-22T17:03:41.769698303</dc:date>
    <meta:editing-duration>PT1H3M11S</meta:editing-duration>
    <meta:editing-cycles>13</meta:editing-cycles>
    <meta:generator>LibreOffice/7.0.2.2$Linux_X86_64 LibreOffice_project/3a01483fc371ab18cfca4bab0d636937da5eaf70</meta:generator>
    <meta:document-statistic meta:object-count="33"/>
  </office:meta>
</office:document-meta>
</file>